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434a96e"/>
    </style:style>
    <style:style style:name="P2" style:family="paragraph" style:parent-style-name="Standard">
      <style:text-properties officeooo:paragraph-rsid="043e33c1"/>
    </style:style>
    <style:style style:name="T1" style:family="text">
      <style:text-properties fo:color="#000000" style:text-line-through-style="none" style:text-line-through-type="none" style:font-name="Calibri" fo:font-size="9pt" style:text-underline-style="none" fo:font-weight="normal" officeooo:rsid="0494807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Calibri" fo:font-size="9pt" style:text-underline-style="none" fo:font-weight="normal" officeooo:rsid="0437d398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Calibri" fo:font-size="9pt" style:text-underline-style="none" fo:font-weight="normal" officeooo:rsid="043bec1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Calibri" fo:font-size="9pt" style:text-underline-style="none" fo:font-weight="bold" officeooo:rsid="043e33c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ource_20_Text"><text:span text:style-name="T4">Redundancy, Failover and Availability:</text:span></text:span></text:p>
      <text:p text:style-name="P2"><text:span text:style-name="Source_20_Text"><text:span text:style-name="Emphasis"><text:span text:style-name="T2">R</text:span></text:span></text:span><text:span text:style-name="Source_20_Text"><text:span text:style-name="Emphasis"><text:span text:style-name="T1">edundancy </text:span></text:span></text:span><text:span text:style-name="Source_20_Text"><text:span text:style-name="T1">and </text:span></text:span><text:span text:style-name="Source_20_Text"><text:span text:style-name="Emphasis"><text:span text:style-name="T1">failover</text:span></text:span></text:span><text:span text:style-name="Source_20_Text"><text:span text:style-name="T1"> are mere servants, and their master is </text:span></text:span><text:span text:style-name="Source_20_Text"><text:span text:style-name="Emphasis"><text:span text:style-name="T1">availability.</text:span></text:span></text:span><text:span text:style-name="Source_20_Text"><text:span text:style-name="T1"> To see why this is so, we need to define our terms:</text:span></text:span></text:p>
      <text:p text:style-name="P1"><text:span text:style-name="Source_20_Text"><text:span text:style-name="Emphasis"><text:span text:style-name="T1">Redundancy</text:span></text:span></text:span><text:span text:style-name="Source_20_Text"><text:span text:style-name="T1"> is having </text:span></text:span><text:span text:style-name="Source_20_Text"><text:span text:style-name="Emphasis"><text:span text:style-name="T1">extra components</text:span></text:span></text:span><text:span text:style-name="Source_20_Text"><text:span text:style-name="T1"> available in the case a component fails</text:span></text:span></text:p>
      <text:p text:style-name="P1"><text:span text:style-name="Source_20_Text"><text:span text:style-name="Emphasis"><text:span text:style-name="T1">Failover</text:span></text:span></text:span><text:span text:style-name="Source_20_Text"><text:span text:style-name="T1"> is the </text:span></text:span><text:span text:style-name="Source_20_Text"><text:span text:style-name="Emphasis"><text:span text:style-name="T1">mechanism,</text:span></text:span></text:span><text:span text:style-name="Source_20_Text"><text:span text:style-name="T1"> be it automatic or manual, for bringing up a contingent operational plan. </text:span></text:span><text:span text:style-name="Source_20_Text"><text:span text:style-name="T3">(For more details, see below)</text:span></text:span></text:p>
      <text:p text:style-name="P1"><text:span text:style-name="Source_20_Text"><text:span text:style-name="Emphasis"><text:span text:style-name="T1">Availability</text:span></text:span></text:span><text:span text:style-name="Source_20_Text"><text:span text:style-name="T1"> is a </text:span></text:span><text:span text:style-name="Source_20_Text"><text:span text:style-name="Emphasis"><text:span text:style-name="T1">characteristic of a system</text:span></text:span></text:span><text:span text:style-name="Source_20_Text"><text:span text:style-name="T1"> that describes uptime, typically expressed as a percentage (e.g. 99.99%)</text:span></text:span></text:p>
      <text:p text:style-name="P2"><text:span text:style-name="Source_20_Text"><text:span text:style-name="T1">Failover is a backup operational mode in which the functions of a system component (such as a </text:span></text:span><text:a xlink:type="simple" xlink:href="http://searchcio-midmarket.techtarget.com/definition/processor" text:style-name="Internet_20_link" text:visited-style-name="Visited_20_Internet_20_Link"><text:span text:style-name="Source_20_Text">processor</text:span></text:a><text:span text:style-name="Source_20_Text"><text:span text:style-name="T1">, </text:span></text:span><text:a xlink:type="simple" xlink:href="http://whatis.techtarget.com/definition/server" text:style-name="Internet_20_link" text:visited-style-name="Visited_20_Internet_20_Link"><text:span text:style-name="Source_20_Text">server</text:span></text:a><text:span text:style-name="Source_20_Text"><text:span text:style-name="T1">, network, or database, for example) are assumed by secondary system components when the primary component becomes unavailable through either failure or scheduled down time. Used to make systems more </text:span></text:span><text:a xlink:type="simple" xlink:href="http://searchcio-midmarket.techtarget.com/definition/fault-tolerant" text:style-name="Internet_20_link" text:visited-style-name="Visited_20_Internet_20_Link"><text:span text:style-name="Source_20_Text">fault-tolerant</text:span></text:a><text:span text:style-name="Source_20_Text"><text:span text:style-name="T1">, failover is typically an integral part of mission-critical systems that must be constantly available. The procedure involves automatically offloading tasks to a standby system component so that the procedure is as seamless as possible to the end user. Failover can apply to any aspect of a system: within an personal computer, for example, failover might be a mechanism to protect against a failed processor; within a network, failover can apply to any network component or system of components, such as a connection </text:span></text:span><text:a xlink:type="simple" xlink:href="http://searchnetworking.techtarget.com/definition/path" text:style-name="Internet_20_link" text:visited-style-name="Visited_20_Internet_20_Link"><text:span text:style-name="Source_20_Text">path</text:span></text:a><text:span text:style-name="Source_20_Text"><text:span text:style-name="T1">, storage device, or Web server.</text:span></text:span></text:p>
      <text:p text:style-name="P1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17-11-19T11:04:20.557425485</dc:date>
    <meta:editing-duration>P11DT13H39M16S</meta:editing-duration>
    <meta:editing-cycles>1036</meta:editing-cycles>
    <meta:document-statistic meta:table-count="0" meta:image-count="0" meta:object-count="0" meta:page-count="1" meta:paragraph-count="6" meta:word-count="214" meta:character-count="1370" meta:non-whitespace-character-count="1162"/>
  </office:meta>
</office:document-meta>
</file>